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3399ff" style:font-name="Verdana"/>
    </style:style>
    <style:style style:name="P2" style:family="paragraph" style:parent-style-name="Standard">
      <style:text-properties fo:font-size="11pt" officeooo:rsid="001783c1" officeooo:paragraph-rsid="001783c1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odèle relationnel</text:h>
      <text:p text:style-name="P2"/>
      <text:p text:style-name="P2">Participants(<text:span text:style-name="T2">num_pers</text:span>, nom, prenom, email, date_naiss, organisation, observation)</text:p>
      <text:p text:style-name="P2">Evenement(<text:span text:style-name="T2">num_event</text:span>, libelle, theme, date_debut, date_fin,duree, nb_participant_max, description, organisateur, type_event, etat, #num_salle)</text:p>
      <text:p text:style-name="P2">Participe_a_evenement(#<text:span text:style-name="T2">num_event, #num_pers</text:span><text:span text:style-name="T3">,</text:span> hebergement, restauration)</text:p>
      <text:p text:style-name="P2">Salle(<text:span text:style-name="T2">num_salle</text:span>, nom, capacite, description)</text:p>
      <text:p text:style-name="P2">Utilisateur(<text:span text:style-name="T2">id</text:span>, identifiant, pass, ra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0:46:58.239040000</meta:creation-date>
    <dc:date>2017-01-23T20:53:15.468361000</dc:date>
    <meta:editing-duration>PT6M18S</meta:editing-duration>
    <meta:editing-cycles>1</meta:editing-cycles>
    <meta:document-statistic meta:table-count="0" meta:image-count="0" meta:object-count="0" meta:page-count="1" meta:paragraph-count="6" meta:word-count="32" meta:character-count="395" meta:non-whitespace-character-count="369"/>
    <meta:generator>LibreOffice/5.1.5.2$MacOSX_X86_64 LibreOffice_project/7a864d8825610a8c07cfc3bc01dd4fce6a9447e5</meta:generator>
  </office:meta>
</office:document-meta>
</file>